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26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PT4 Fluency</text:p>
          </table:table-cell>
          <table:table-cell office:value-type="string" calcext:value-type="string">
            <text:p>GPT4 Adequacy</text:p>
          </table:table-cell>
          <table:table-cell office:value-type="string" calcext:value-type="string">
            <text:p>Mean BLEU Score</text:p>
          </table:table-cell>
          <table:table-cell office:value-type="string" calcext:value-type="string">
            <text:p>Mean BLEU Unigram Score</text:p>
          </table:table-cell>
          <table:table-cell office:value-type="string" calcext:value-type="string">
            <text:p>Mean ROUGE-1</text:p>
          </table:table-cell>
          <table:table-cell office:value-type="string" calcext:value-type="string">
            <text:p>Mean ROUGE-2</text:p>
          </table:table-cell>
          <table:table-cell office:value-type="string" calcext:value-type="string">
            <text:p>Mean ROUGE-l</text:p>
          </table:table-cell>
          <table:table-cell office:value-type="string" calcext:value-type="string">
            <text:p>Mean Meteor Score</text:p>
          </table:table-cell>
          <table:table-cell office:value-type="string" calcext:value-type="string">
            <text:p>Mean BERTScore</text:p>
          </table:table-cell>
        </table:table-row>
        <table:table-row table:style-name="ro1">
          <table:table-cell office:value-type="string" calcext:value-type="string">
            <text:p>Llama-3-8B-ALL.</text:p>
          </table:table-cell>
          <table:table-cell office:value-type="float" office:value="4.8238550578762" calcext:value-type="float">
            <text:p>4.8238550578762</text:p>
          </table:table-cell>
          <table:table-cell office:value-type="float" office:value="1.57725213890287" calcext:value-type="float">
            <text:p>1.57725213890287</text:p>
          </table:table-cell>
          <table:table-cell office:value-type="float" office:value="0.055" calcext:value-type="float">
            <text:p>0.05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" calcext:value-type="float">
            <text:p>0.3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Llama-3-8B-ONLY_OBJ.</text:p>
          </table:table-cell>
          <table:table-cell office:value-type="float" office:value="3.44489179667841" calcext:value-type="float">
            <text:p>3.44489179667841</text:p>
          </table:table-cell>
          <table:table-cell office:value-type="float" office:value="1.3009562154001" calcext:value-type="float">
            <text:p>1.3009562154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6" calcext:value-type="float">
            <text:p>0.126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Llama-3-8B-ONLY_EEG.</text:p>
          </table:table-cell>
          <table:table-cell office:value-type="float" office:value="4.79919476597886" calcext:value-type="float">
            <text:p>4.79919476597886</text:p>
          </table:table-cell>
          <table:table-cell office:value-type="float" office:value="1.48968293910418" calcext:value-type="float">
            <text:p>1.489682939104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9" calcext:value-type="float">
            <text:p>0.2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7" calcext:value-type="float">
            <text:p>0.23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Llama-3-8B-OBJ+RANDOM_EEG.</text:p>
          </table:table-cell>
          <table:table-cell office:value-type="float" office:value="4.72068444891797" calcext:value-type="float">
            <text:p>4.72068444891797</text:p>
          </table:table-cell>
          <table:table-cell office:value-type="float" office:value="1.08656265727227" calcext:value-type="float">
            <text:p>1.086562657272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9" calcext:value-type="float">
            <text:p>0.059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Llama-3-8B-NO_STAGE2_ALL.</text:p>
          </table:table-cell>
          <table:table-cell office:value-type="float" office:value="4.82737795671867" calcext:value-type="float">
            <text:p>4.82737795671867</text:p>
          </table:table-cell>
          <table:table-cell office:value-type="float" office:value="1.41167589330649" calcext:value-type="float">
            <text:p>1.411675893306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9" calcext:value-type="float">
            <text:p>0.269</text:p>
          </table:table-cell>
          <table:table-cell office:value-type="float" office:value="0.061" calcext:value-type="float">
            <text:p>0.06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Llama-3-8B-NO_STAGE2_ONLY_EEG.</text:p>
          </table:table-cell>
          <table:table-cell office:value-type="float" office:value="4.82184197282335" calcext:value-type="float">
            <text:p>4.82184197282335</text:p>
          </table:table-cell>
          <table:table-cell office:value-type="float" office:value="1.32259687971817" calcext:value-type="float">
            <text:p>1.32259687971817</text:p>
          </table:table-cell>
          <table:table-cell office:value-type="float" office:value="0.043" calcext:value-type="float">
            <text:p>0.04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" calcext:value-type="float">
            <text:p>0.27</text:p>
          </table:table-cell>
          <table:table-cell office:value-type="float" office:value="0.059" calcext:value-type="float">
            <text:p>0.0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Mistral-7B-v0.3_ALL.</text:p>
          </table:table-cell>
          <table:table-cell office:value-type="float" office:value="4.79114242576749" calcext:value-type="float">
            <text:p>4.79114242576749</text:p>
          </table:table-cell>
          <table:table-cell office:value-type="float" office:value="1.64620030196276" calcext:value-type="float">
            <text:p>1.64620030196276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" calcext:value-type="float">
            <text:p>0.2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" calcext:value-type="float">
            <text:p>0.28</text:p>
          </table:table-cell>
          <table:table-cell office:value-type="float" office:value="0.262" calcext:value-type="float">
            <text:p>0.262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Mistral-7B-v0.3_ONLY_OBJ.</text:p>
          </table:table-cell>
          <table:table-cell office:value-type="float" office:value="4.46250629089079" calcext:value-type="float">
            <text:p>4.46250629089079</text:p>
          </table:table-cell>
          <table:table-cell office:value-type="float" office:value="1.51685958731756" calcext:value-type="float">
            <text:p>1.516859587317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34" calcext:value-type="float">
            <text:p>0.034</text:p>
          </table:table-cell>
          <table:table-cell office:value-type="float" office:value="0.148" calcext:value-type="float">
            <text:p>0.1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Mistral-7B-v0.3_ONLY_EEG.</text:p>
          </table:table-cell>
          <table:table-cell office:value-type="float" office:value="4.82083543029693" calcext:value-type="float">
            <text:p>4.82083543029693</text:p>
          </table:table-cell>
          <table:table-cell office:value-type="float" office:value="1.24660291897333" calcext:value-type="float">
            <text:p>1.24660291897333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" calcext:value-type="float">
            <text:p>0.2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Mistral-7B-v0.3_OBJ+RANDOM_EEG.</text:p>
          </table:table-cell>
          <table:table-cell office:value-type="float" office:value="4.88978359335682" calcext:value-type="float">
            <text:p>4.88978359335682</text:p>
          </table:table-cell>
          <table:table-cell office:value-type="float" office:value="1.55158530447911" calcext:value-type="float">
            <text:p>1.551585304479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36" calcext:value-type="float">
            <text:p>0.036</text:p>
          </table:table-cell>
          <table:table-cell office:value-type="float" office:value="0.151" calcext:value-type="float">
            <text:p>0.151</text:p>
          </table:table-cell>
          <table:table-cell office:value-type="float" office:value="0.228" calcext:value-type="float">
            <text:p>0.228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Mistral-7B-v0.3_NO_STAGE2_ALL.</text:p>
          </table:table-cell>
          <table:table-cell office:value-type="float" office:value="4.77201811776548" calcext:value-type="float">
            <text:p>4.77201811776548</text:p>
          </table:table-cell>
          <table:table-cell office:value-type="float" office:value="1.60241570206341" calcext:value-type="float">
            <text:p>1.60241570206341</text:p>
          </table:table-cell>
          <table:table-cell office:value-type="float" office:value="0.05" calcext:value-type="float">
            <text:p>0.0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73" calcext:value-type="float">
            <text:p>0.07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Mistral-7B-v0.3_NO_STAGE2_ONLY_EEG.</text:p>
          </table:table-cell>
          <table:table-cell office:value-type="float" office:value="4.82838449924509" calcext:value-type="float">
            <text:p>4.82838449924509</text:p>
          </table:table-cell>
          <table:table-cell office:value-type="float" office:value="1.10719677906392" calcext:value-type="float">
            <text:p>1.10719677906392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9" calcext:value-type="float">
            <text:p>0.20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Qwen2.5-7B-ALL.</text:p>
          </table:table-cell>
          <table:table-cell office:value-type="float" office:value="4.75842979365878" calcext:value-type="float">
            <text:p>4.75842979365878</text:p>
          </table:table-cell>
          <table:table-cell office:value-type="float" office:value="1.28183190739809" calcext:value-type="float">
            <text:p>1.28183190739809</text:p>
          </table:table-cell>
          <table:table-cell office:value-type="float" office:value="0.037" calcext:value-type="float">
            <text:p>0.0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4" calcext:value-type="float">
            <text:p>0.26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Qwen2.5-7B-ONLY_OBJ.</text:p>
          </table:table-cell>
          <table:table-cell office:value-type="float" office:value="3.91545042778057" calcext:value-type="float">
            <text:p>3.91545042778057</text:p>
          </table:table-cell>
          <table:table-cell office:value-type="float" office:value="1.47357825868143" calcext:value-type="float">
            <text:p>1.4735782586814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6" calcext:value-type="float">
            <text:p>0.17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1" calcext:value-type="float">
            <text:p>0.21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Qwen2.5-7B-ONLY_EEG.</text:p>
          </table:table-cell>
          <table:table-cell office:value-type="float" office:value="4.77705083039758" calcext:value-type="float">
            <text:p>4.77705083039758</text:p>
          </table:table-cell>
          <table:table-cell office:value-type="float" office:value="1.0971313537997" calcext:value-type="float">
            <text:p>1.0971313537997</text:p>
          </table:table-cell>
          <table:table-cell office:value-type="float" office:value="0.032" calcext:value-type="float">
            <text:p>0.03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2" calcext:value-type="float">
            <text:p>0.202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Qwen2.5-7B-OBJ+RANDOM_EEG.</text:p>
          </table:table-cell>
          <table:table-cell office:value-type="float" office:value="4.73326623049824" calcext:value-type="float">
            <text:p>4.73326623049824</text:p>
          </table:table-cell>
          <table:table-cell office:value-type="float" office:value="1.00855561147458" calcext:value-type="float">
            <text:p>1.008555611474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Qwen2.5-7B-NO_STAGE2_ALL.</text:p>
          </table:table-cell>
          <table:table-cell office:value-type="float" office:value="4.66079516859587" calcext:value-type="float">
            <text:p>4.66079516859587</text:p>
          </table:table-cell>
          <table:table-cell office:value-type="float" office:value="1.2360342224459" calcext:value-type="float">
            <text:p>1.2360342224459</text:p>
          </table:table-cell>
          <table:table-cell office:value-type="float" office:value="0.033" calcext:value-type="float">
            <text:p>0.03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2" calcext:value-type="float">
            <text:p>0.202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Qwen2.5-7B-NO_STAGE2_ONLY_EEG.</text:p>
          </table:table-cell>
          <table:table-cell office:value-type="float" office:value="4.73225968797182" calcext:value-type="float">
            <text:p>4.73225968797182</text:p>
          </table:table-cell>
          <table:table-cell office:value-type="float" office:value="1.04529441368898" calcext:value-type="float">
            <text:p>1.04529441368898</text:p>
          </table:table-cell>
          <table:table-cell office:value-type="float" office:value="0.029" calcext:value-type="float">
            <text:p>0.02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873" calcext:value-type="float">
            <text:p>0.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9:28:09.692792159</meta:creation-date>
    <dc:date>2024-10-08T09:44:19.179485248</dc:date>
    <meta:editing-duration>PT16M9S</meta:editing-duration>
    <meta:editing-cycles>2</meta:editing-cycles>
    <meta:generator>LibreOffice/7.3.7.2$Linux_X86_64 LibreOffice_project/30$Build-2</meta:generator>
    <meta:document-statistic meta:table-count="1" meta:cell-count="190" meta:object-count="0"/>
  </office:meta>
</office:document-meta>
</file>